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3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8" style:family="graphic" style:parent-style-name="standard">
      <style:graphic-properties draw:fill-color="#00cccc" draw:textarea-horizontal-align="justify" draw:textarea-vertical-align="top" draw:auto-grow-height="false" fo:min-height="0.437cm" fo:min-width="1.194cm" style:writing-mode="lr-tb"/>
      <style:paragraph-properties style:writing-mode="lr-tb"/>
    </style:style>
    <style:style style:name="gr9" style:family="graphic" style:parent-style-name="standard">
      <style:graphic-properties draw:fill-color="#cc9900" draw:textarea-horizontal-align="justify" draw:textarea-vertical-align="top" draw:auto-grow-height="false" fo:min-height="3.473cm" fo:min-width="1.621cm" style:writing-mode="lr-tb"/>
      <style:paragraph-properties style:writing-mode="lr-tb"/>
    </style:style>
    <style:style style:name="gr10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1" style:family="graphic" style:parent-style-name="standard" style:list-style-name="L1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0.495cm" fo:min-width="1.198cm" style:writing-mode="lr-tb"/>
      <style:paragraph-properties style:writing-mode="lr-tb"/>
    </style:style>
    <style:style style:name="gr13" style:family="graphic" style:parent-style-name="objectwithoutfill">
      <style:graphic-properties svg:stroke-width="0.102cm" svg:stroke-color="#00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0pt" style:font-size-complex="10pt"/>
    </style:style>
    <style:style style:name="P2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3" style:family="paragraph">
      <style:paragraph-properties style:writing-mode="lr-tb"/>
      <style:text-properties fo:font-size="8pt" style:font-size-asian="11pt" style:font-size-complex="11pt"/>
    </style:style>
    <style:style style:name="P4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5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6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12pt"/>
    </style:style>
    <style:style style:name="P9" style:family="paragraph">
      <style:paragraph-properties fo:text-align="center" style:writing-mode="lr-tb"/>
      <style:text-properties fo:font-size="12pt" style:font-size-asian="10pt" style:font-size-complex="10pt"/>
    </style:style>
    <style:style style:name="P10" style:family="paragraph">
      <loext:graphic-properties draw:fill-color="#00cccc"/>
      <style:paragraph-properties fo:text-align="center" style:writing-mode="lr-tb"/>
      <style:text-properties fo:font-size="12pt" style:font-size-asian="10pt" style:font-size-complex="10pt"/>
    </style:style>
    <style:style style:name="P11" style:family="paragraph">
      <style:paragraph-properties fo:text-align="center" style:writing-mode="lr-tb"/>
      <style:text-properties fo:font-size="12pt" style:font-size-asian="11pt" style:font-size-complex="11pt"/>
    </style:style>
    <style:style style:name="P12" style:family="paragraph">
      <loext:graphic-properties draw:fill-color="#cc9900"/>
      <style:paragraph-properties fo:text-align="center" style:writing-mode="lr-tb"/>
      <style:text-properties fo:font-size="12pt" style:font-size-asian="11pt" style:font-size-complex="11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4" style:family="paragraph">
      <loext:graphic-properties draw:fill-color="#ffcc00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0pt" style:font-size-complex="10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2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0" draw:style-name="gr1" draw:text-style-name="P2" draw:layer="layout" svg:width="1.994cm" svg:height="1.016cm" svg:x="18.464cm" svg:y="6.143cm">
          <text:p text:style-name="P1"><text:span text:style-name="T1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2" draw:text-style-name="P4" draw:layer="layout" svg:width="1.898cm" svg:height="1.08cm" svg:x="18.718cm" svg:y="4.492cm">
          <text:p text:style-name="P3"><text:span text:style-name="T2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3" draw:text-style-name="P5" draw:layer="layout" svg:width="1.905cm" svg:height="1.016cm" svg:x="18.591cm" svg:y="3.032cm">
          <text:p text:style-name="P1"><text:span text:style-name="T1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4" draw:text-style-name="P6" draw:layer="layout" svg:width="1.841cm" svg:height="0.839cm" svg:x="18.718cm" svg:y="1.698cm">
          <text:p text:style-name="P3"><text:span text:style-name="T2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draw:layer="layout" svg:x1="18.082cm" svg:y1="2.46cm" svg:x2="18.082cm" svg:y2="7.032cm">
          <text:p/>
        </draw:line>
        <draw:g draw:style-name="gr6">
          <draw:custom-shape draw:name="Shape 8" draw:style-name="gr7" draw:text-style-name="P8" draw:layer="layout" svg:width="13.036cm" svg:height="6.159cm" svg:x="1.594cm" svg:y="1.317cm">
            <text:p text:style-name="P8"><text:span text:style-name="T3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7" draw:layer="layout" svg:x1="14.652cm" svg:y1="2.136cm" svg:x2="14.652cm" svg:y2="6.708cm">
            <text:p/>
          </draw:line>
          <draw:custom-shape draw:name="Shape 15" draw:style-name="gr8" draw:text-style-name="P10" xml:id="id2" draw:id="id2" draw:layer="layout" svg:width="1.768cm" svg:height="0.761cm" svg:x="10.979cm" svg:y="3.138cm">
            <text:p text:style-name="P9"><text:span text:style-name="T1">Sub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9" draw:text-style-name="P12" xml:id="id1" draw:id="id1" draw:layer="layout" svg:width="2.349cm" svg:height="3.951cm" svg:x="6.026cm" svg:y="3.315cm">
            <text:p text:style-name="P11"><text:span text:style-name="T4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0" draw:text-style-name="P14" xml:id="id5" draw:id="id5" draw:layer="layout" svg:width="1.778cm" svg:height="0.825cm" svg:x="6.343cm" svg:y="6.25cm">
            <text:p text:style-name="P13"><text:span text:style-name="T1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11" draw:text-style-name="P14" xml:id="id4" draw:id="id4" draw:layer="layout" svg:width="1.778cm" svg:height="0.825cm" svg:x="6.343cm" svg:y="5.234cm">
            <text:p text:style-name="P13"><text:span text:style-name="T1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12" draw:text-style-name="P2" xml:id="id3" draw:id="id3" draw:layer="layout" svg:width="1.778cm" svg:height="0.825cm" svg:x="6.343cm" svg:y="4.218cm">
            <text:p text:style-name="P1"><text:span text:style-name="T1">Observ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15" draw:layer="layout" draw:type="curve" svg:x1="8.375cm" svg:y1="5.29cm" svg:x2="11.863cm" svg:y2="3.138cm" draw:start-shape="id1" draw:start-glue-point="1" draw:end-shape="id2" draw:end-glue-point="0" svg:d="M8375 5290c1953 0 1627-1328 2011-2054s1477-851 1477-98" svg:viewBox="0 0 3489 2662">
            <text:p/>
          </draw:connector>
          <draw:connector draw:style-name="gr14" draw:text-style-name="P15" draw:layer="layout" draw:type="lines" draw:line-skew="0.23cm" svg:x1="11.863cm" svg:y1="3.899cm" svg:x2="8.121cm" svg:y2="4.63cm" draw:start-shape="id2" draw:start-glue-point="2" draw:end-shape="id3" draw:end-glue-point="1" svg:d="M11863 3899v731h-3240-502" svg:viewBox="0 0 3743 732">
            <text:p/>
          </draw:connector>
          <draw:connector draw:style-name="gr14" draw:text-style-name="P15" draw:layer="layout" draw:type="lines" draw:line-skew="1.278cm" svg:x1="11.863cm" svg:y1="3.899cm" svg:x2="8.121cm" svg:y2="5.646cm" draw:start-shape="id2" draw:start-glue-point="2" draw:end-shape="id4" draw:end-glue-point="1" svg:d="M11863 3899v1779l-3240-32h-502" svg:viewBox="0 0 3743 1780">
            <text:p/>
          </draw:connector>
          <draw:connector draw:style-name="gr14" draw:text-style-name="P15" draw:layer="layout" draw:type="lines" draw:line-skew="2.239cm" svg:x1="11.863cm" svg:y1="3.899cm" svg:x2="8.121cm" svg:y2="6.662cm" draw:start-shape="id2" draw:start-glue-point="2" draw:end-shape="id5" draw:end-glue-point="1" svg:d="M11863 3899v2740l-3240 23h-502" svg:viewBox="0 0 3743 2764">
            <text:p/>
          </draw:connector>
          <draw:frame draw:style-name="gr15" draw:text-style-name="P16" draw:layer="layout" svg:width="1.874cm" svg:height="0.725cm" svg:x="9.767cm" svg:y="1.889cm">
            <draw:text-box>
              <text:p><text:span text:style-name="T3">Updat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7T19:12:21.697000000</dc:date>
    <dc:creator>Stephen P Lepisto</dc:creator>
    <meta:editing-duration>PT14M26S</meta:editing-duration>
    <meta:editing-cycles>17</meta:editing-cycles>
    <meta:generator>LibreOffice/7.5.0.3$Windows_X86_64 LibreOffice_project/c21113d003cd3efa8c53188764377a8272d9d6de</meta:generator>
    <meta:document-statistic meta:object-count="18"/>
  </office:meta>
</office:document-meta>
</file>